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use janardhan3airline_database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show tables;</text:p>
      <text:p text:style-name="Standard">+--------------------------------------+</text:p>
      <text:p text:style-name="Standard">| Tables_in_janardhan3airline_database |</text:p>
      <text:p text:style-name="Standard">+--------------------------------------+</text:p>
      <text:p text:style-name="Standard">| aircraft <text:s text:c="28"/>|</text:p>
      <text:p text:style-name="Standard">| certificate <text:s text:c="25"/>|</text:p>
      <text:p text:style-name="Standard">| emp_id <text:s text:c="30"/>|</text:p>
      <text:p text:style-name="Standard">| flight <text:s text:c="30"/>|</text:p>
      <text:p text:style-name="Standard">+--------------------------------------+</text:p>
      <text:p text:style-name="Standard">4 rows in set (0.00 sec)</text:p>
      <text:p text:style-name="Standard"/>
      <text:p text:style-name="Standard">mysql&gt; select*from aircraft;</text:p>
      <text:p text:style-name="Standard">+--------+-----------------+----------------+</text:p>
      <text:p text:style-name="Standard">| air_no | air_name <text:s text:c="7"/>| cruising_range |</text:p>
      <text:p text:style-name="Standard">+--------+-----------------+----------------+</text:p>
      <text:p text:style-name="Standard">| <text:s text:c="5"/>1 | lufthansa <text:s text:c="6"/>| <text:s text:c="12"/>50 |</text:p>
      <text:p text:style-name="Standard">| <text:s text:c="5"/>2 | airfrance <text:s text:c="6"/>| <text:s text:c="12"/>30 |</text:p>
      <text:p text:style-name="Standard">| <text:s text:c="5"/>3 | emirates <text:s text:c="7"/>| <text:s text:c="12"/>12 |</text:p>
      <text:p text:style-name="Standard">| <text:s text:c="5"/>4 | british airways | <text:s text:c="12"/>40 |</text:p>
      <text:p text:style-name="Standard">+--------+-----------------+----------------+</text:p>
      <text:p text:style-name="Standard">4 rows in set (0.01 sec)</text:p>
      <text:p text:style-name="Standard"/>
      <text:p text:style-name="Standard">mysql&gt; select*from certificate;</text:p>
      <text:p text:style-name="Standard">+--------+------+</text:p>
      <text:p text:style-name="Standard">| cer_id | a_no |</text:p>
      <text:p text:style-name="Standard">+--------+------+</text:p>
      <text:p text:style-name="Standard">| <text:s text:c="5"/>1 | <text:s text:c="3"/>1 |</text:p>
      <text:p text:style-name="Standard">| <text:s text:c="5"/>4 | <text:s text:c="3"/>3 |</text:p>
      <text:p text:style-name="Standard">| <text:s text:c="5"/>3 | <text:s text:c="3"/>4 |</text:p>
      <text:p text:style-name="Standard">| <text:s text:c="5"/>4 | <text:s text:c="3"/>4 |</text:p>
      <text:p text:style-name="Standard">+--------+------+</text:p>
      <text:p text:style-name="Standard">4 rows in set (0.04 sec)</text:p>
      <text:p text:style-name="Standard"/>
      <text:p text:style-name="Standard">mysql&gt; select*from emp_id;</text:p>
      <text:p text:style-name="Standard">+-----+----------+--------+</text:p>
      <text:p text:style-name="Standard">| eid | emp_name | salary |</text:p>
      <text:p text:style-name="Standard">+-----+----------+--------+</text:p>
      <text:p text:style-name="Standard">| <text:s text:c="2"/>1 | kulli <text:s text:c="3"/>| 500000 |</text:p>
      <text:p text:style-name="Standard">| <text:s text:c="2"/>2 | jatin <text:s text:c="3"/>| <text:s/>50000 |</text:p>
      <text:p text:style-name="Standard">| <text:s text:c="2"/>3 | kishan <text:s text:c="2"/>| <text:s/>80000 |</text:p>
      <text:p text:style-name="Standard">| <text:s text:c="2"/>4 | thiks <text:s text:c="3"/>| <text:s/>90000 |</text:p>
      <text:p text:style-name="Standard">+-----+----------+--------+</text:p>
      <text:p text:style-name="Standard">4 rows in set (0.02 sec)</text:p>
      <text:p text:style-name="Standard"/>
      <text:p text:style-name="Standard">mysql&gt; select*from flight;</text:p>
      <text:p text:style-name="Standard">+-------------+-----------+------------+--------+----------+----------+--------+</text:p>
      <text:p text:style-name="Standard">| aircraft_no | src_name <text:s/>| dest_name <text:s/>| dist <text:s text:c="2"/>| departs <text:s/>| arrives <text:s/>| price <text:s/>|</text:p>
      <text:p text:style-name="Standard">+-------------+-----------+------------+--------+----------+----------+--------+</text:p>
      <text:p text:style-name="Standard">| <text:s text:c="10"/>1 | bengaluru | london <text:s text:c="4"/>| 200000 | 21:00:00 | 11:00:00 | 100000 |</text:p>
      <text:p text:style-name="Standard">| <text:s text:c="10"/>2 | paris <text:s text:c="4"/>| london <text:s text:c="4"/>| <text:s text:c="2"/>5000 | 11:00:00 | 23:00:00 | 400000 |</text:p>
      <text:p text:style-name="Standard">| <text:s text:c="10"/>3 | dubai <text:s text:c="4"/>| frankfurt <text:s/>| <text:s/>35000 | 10:00:00 | 23:00:00 | <text:s/>30000 |</text:p>
      <text:p text:style-name="Standard"><text:soft-page-break/>| <text:s text:c="10"/>4 | dubai <text:s text:c="4"/>| manchester | 350000 | 10:00:00 | 22:00:00 | 100000 |</text:p>
      <text:p text:style-name="Standard">+-------------+-----------+------------+--------+----------+----------+--------+</text:p>
      <text:p text:style-name="Standard">4 rows in set (0.00 sec)</text:p>
      <text:p text:style-name="Standard"/>
      <text:p text:style-name="Standard">mysql&gt; select a.air_name from aircrft a,certified c,employee e where a.air_no=c.a_no AND c.cer_id=e.eid AND salary&gt;120000;</text:p>
      <text:p text:style-name="Standard">ERROR 1146 (42S02): Table 'janardhan3airline_database.aircrft' doesn't exist</text:p>
      <text:p text:style-name="Standard">mysql&gt; select a.air_name from aircraft a,certified c,employee e where a.air_no=c.a_no AND c.cer_id=e.eid AND salary&gt;120000;</text:p>
      <text:p text:style-name="Standard">ERROR 1146 (42S02): Table 'janardhan3airline_database.certified' doesn't exist</text:p>
      <text:p text:style-name="Standard">mysql&gt; select a.air_name from aircraft a,certificate c,employee e where a.air_no=c.a_no AND c.cer_id=e.eid AND salary&gt;120000;</text:p>
      <text:p text:style-name="Standard">ERROR 1146 (42S02): Table 'janardhan3airline_database.employee' doesn't exist</text:p>
      <text:p text:style-name="Standard">mysql&gt; select a.air_name from aircraft a,certificate c,emp_id e where a.air_no=c.a_no AND c.cer_id=e.eid AND salary&gt;120000;</text:p>
      <text:p text:style-name="Standard">+-----------+</text:p>
      <text:p text:style-name="Standard">| air_name <text:s/>|</text:p>
      <text:p text:style-name="Standard">+-----------+</text:p>
      <text:p text:style-name="Standard">| lufthansa |</text:p>
      <text:p text:style-name="Standard">+-----------+</text:p>
      <text:p text:style-name="Standard">1 row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6:31:25.377053664</meta:creation-date>
    <dc:date>2018-11-16T16:31:59.274730536</dc:date>
    <meta:editing-duration>PT34S</meta:editing-duration>
    <meta:editing-cycles>1</meta:editing-cycles>
    <meta:document-statistic meta:table-count="0" meta:image-count="0" meta:object-count="0" meta:page-count="2" meta:paragraph-count="67" meta:word-count="416" meta:character-count="2909" meta:non-whitespace-character-count="2277"/>
    <meta:generator>LibreOffice/6.0.3.2$Linux_X86_64 LibreOffice_project/00m0$Build-2</meta:generator>
  </office:meta>
</office:document-meta>
</file>